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  <style:font-face style:name="Times New Roman" svg:font-family="Times New Roman"/>
  </office:font-face-decls>
  <office:automatic-styles>
    <style:style style:name="TBL_0_0" style:master-page-name="master_0" style:family="table">
      <style:table-properties table:align="left" style:width="11.69in"/>
    </style:style>
    <style:style style:name="TBL_0_0_col_0" style:family="table-column">
      <style:table-column-properties style:column-width="0.27in"/>
    </style:style>
    <style:style style:name="TBL_0_0_col_1" style:family="table-column">
      <style:table-column-properties style:column-width="1.37in"/>
    </style:style>
    <style:style style:name="TBL_0_0_col_2" style:family="table-column">
      <style:table-column-properties style:column-width="1.37in"/>
    </style:style>
    <style:style style:name="TBL_0_0_col_3" style:family="table-column">
      <style:table-column-properties style:column-width="1.37in"/>
    </style:style>
    <style:style style:name="TBL_0_0_col_4" style:family="table-column">
      <style:table-column-properties style:column-width="1.37in"/>
    </style:style>
    <style:style style:name="TBL_0_0_col_5" style:family="table-column">
      <style:table-column-properties style:column-width="1.37in"/>
    </style:style>
    <style:style style:name="TBL_0_0_col_6" style:family="table-column">
      <style:table-column-properties style:column-width="0.83in"/>
    </style:style>
    <style:style style:name="TBL_0_0_col_7" style:family="table-column">
      <style:table-column-properties style:column-width="0.54in"/>
    </style:style>
    <style:style style:name="TBL_0_0_col_8" style:family="table-column">
      <style:table-column-properties style:column-width="1.37in"/>
    </style:style>
    <style:style style:name="TBL_0_0_col_9" style:family="table-column">
      <style:table-column-properties style:column-width="1.37in"/>
    </style:style>
    <style:style style:name="TBL_0_0_col_10" style:family="table-column">
      <style:table-column-properties style:column-width="0.06in"/>
    </style:style>
    <style:style style:name="TBL_0_0_col_11" style:family="table-column">
      <style:table-column-properties style:column-width="0.06in"/>
    </style:style>
    <style:style style:name="TBL_0_0_col_12" style:family="table-column">
      <style:table-column-properties style:column-width="0.27in"/>
    </style:style>
    <style:style style:name="TBL_0_0_row_0" style:family="table-row">
      <style:table-row-properties style:use-optimal-row-height="false" style:row-height="0.27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TBL_0_0_row_1" style:family="table-row">
      <style:table-row-properties style:use-optimal-row-height="false" style:row-height="0.91in"/>
    </style:style>
    <style:style style:name="C1" style:family="table-cell">
      <style:table-cell-properties fo:wrap-option="wrap" style:shrink-to-fit="false" fo:background-color="#000000" fo:padding-top="0.0in" fo:padding-left="0.0in" fo:padding-bottom="0.0in" fo:padding-right="0.0in" style:vertical-align="top"/>
      <style:paragraph-properties fo:text-align="start"/>
    </style:style>
    <style:style style:name="TBL_0_0_0" style:family="table">
      <style:table-properties table:align="left" style:width="11.13in"/>
    </style:style>
    <style:style style:name="TBL_0_0_0_col_0" style:family="table-column">
      <style:table-column-properties style:column-width="5.13in"/>
    </style:style>
    <style:style style:name="TBL_0_0_0_col_1" style:family="table-column">
      <style:table-column-properties style:column-width="1.47in"/>
    </style:style>
    <style:style style:name="TBL_0_0_0_col_2" style:family="table-column">
      <style:table-column-properties style:column-width="3.0in"/>
    </style:style>
    <style:style style:name="TBL_0_0_0_col_3" style:family="table-column">
      <style:table-column-properties style:column-width="1.38in"/>
    </style:style>
    <style:style style:name="TBL_0_0_0_col_4" style:family="table-column">
      <style:table-column-properties style:column-width="0.13in"/>
    </style:style>
    <style:style style:name="TBL_0_0_0_row_0" style:family="table-row">
      <style:table-row-properties style:use-optimal-row-height="false" style:row-height="0.23in"/>
    </style:style>
    <style:style style:name="C2" style:family="table-cell">
      <style:table-cell-properties fo:wrap-option="wrap" style:shrink-to-fit="false" fo:padding-top="0.05555555555555555in" fo:padding-left="0.05555555555555555in" fo:padding-bottom="0.05555555555555555in" fo:padding-right="0.05555555555555555in" style:vertical-align="bottom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bottom">
</style:paragraph-properties>
      <style:text-properties style:text-rotation-angle="0">
</style:text-properties>
    </style:style>
    <style:style style:name="T0" style:family="text">
      <style:text-properties fo:color="#FFFFFF" style:font-name="Times New Roman" fo:font-size="50.0pt" style:font-size-asian="50.0pt" style:font-size-complex="50.0pt">
</style:text-properties>
    </style:style>
    <style:style style:name="TBL_0_0_0_row_1" style:family="table-row">
      <style:table-row-properties style:use-optimal-row-height="false" style:row-height="0.27in"/>
    </style:style>
    <style:style style:name="C3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P1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1" style:family="text">
      <style:text-properties fo:color="#FFFFFF" style:font-name="SansSerif" fo:font-size="10.0pt" style:font-size-asian="10.0pt" style:font-size-complex="10.0pt">
</style:text-properties>
    </style:style>
    <style:style style:name="TBL_0_0_0_row_2" style:family="table-row">
      <style:table-row-properties style:use-optimal-row-height="false" style:row-height="0.4in"/>
    </style:style>
    <style:style style:name="C4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end"/>
    </style:style>
    <style:style style:name="P2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2" style:family="text">
      <style:text-properties fo:color="#CCCCCC" style:font-name="Times New Roman" fo:font-size="22.0pt" style:font-size-asian="22.0pt" style:font-size-complex="22.0pt">
</style:text-properties>
    </style:style>
    <style:style style:name="TBL_0_0_row_2" style:family="table-row">
      <style:table-row-properties style:use-optimal-row-height="false" style:row-height="0.05in"/>
    </style:style>
    <style:style style:name="TBL_0_0_row_3" style:family="table-row">
      <style:table-row-properties style:use-optimal-row-height="false" style:row-height="0.44in"/>
    </style:style>
    <style:style style:name="C5" style:family="table-cell">
      <style:table-cell-properties fo:wrap-option="wrap" style:shrink-to-fit="false" fo:background-color="#99FF99" fo:padding-top="0.0in" fo:padding-left="0.0in" fo:padding-bottom="0.0in" fo:padding-right="0.0in" style:vertical-align="top"/>
      <style:paragraph-properties fo:text-align="start"/>
    </style:style>
    <style:style style:name="TBL_0_0_1" style:family="table">
      <style:table-properties table:align="left" style:width="11.13in"/>
    </style:style>
    <style:style style:name="TBL_0_0_1_col_0" style:family="table-column">
      <style:table-column-properties style:column-width="7.68in"/>
    </style:style>
    <style:style style:name="TBL_0_0_1_col_1" style:family="table-column">
      <style:table-column-properties style:column-width="2.0in"/>
    </style:style>
    <style:style style:name="TBL_0_0_1_col_2" style:family="table-column">
      <style:table-column-properties style:column-width="1.45in"/>
    </style:style>
    <style:style style:name="TBL_0_0_1_row_0" style:family="table-row">
      <style:table-row-properties style:use-optimal-row-height="false" style:row-height="0.16in"/>
    </style:style>
    <style:style style:name="TBL_0_0_1_row_1" style:family="table-row">
      <style:table-row-properties style:use-optimal-row-height="false" style:row-height="0.27in"/>
    </style:style>
    <style:style style:name="C6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end"/>
    </style:style>
    <style:style style:name="T3" style:family="text">
      <style:text-properties style:font-name="SansSerif" fo:font-size="12.0pt" style:font-size-asian="12.0pt" style:font-size-complex="12.0pt">
</style:text-properties>
    </style:style>
    <style:style style:name="TBL_0_0_row_4" style:family="table-row">
      <style:table-row-properties style:use-optimal-row-height="false" style:row-height="0.25in"/>
    </style:style>
    <style:style style:name="C7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center"/>
    </style:style>
    <style:style style:name="P3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4" style:family="text">
      <style:text-properties style:font-name="Times New Roman" fo:font-size="14.0pt" style:font-size-asian="14.0pt" style:font-size-complex="14.0pt">
</style:text-properties>
    </style:style>
    <style:style style:name="TBL_0_0_row_5" style:family="table-row">
      <style:table-row-properties style:use-optimal-row-height="false" style:row-height="0.25in"/>
    </style:style>
    <style:style style:name="C8" style:family="table-cell">
      <style:table-cell-properties fo:wrap-option="wrap" style:shrink-to-fit="false" fo:background-color="#FFFFFF" fo:padding-top="0.0in" fo:padding-left="0.0in" fo:padding-bottom="0.0in" fo:padding-right="0.0in" style:vertical-align="top"/>
      <style:paragraph-properties fo:text-align="start"/>
    </style:style>
    <style:style style:name="TBL_0_0_10" style:family="table">
      <style:table-properties table:align="left" style:width="11.06in"/>
    </style:style>
    <style:style style:name="TBL_0_0_10_col_0" style:family="table-column">
      <style:table-column-properties style:column-width="1.37in"/>
    </style:style>
    <style:style style:name="TBL_0_0_10_col_1" style:family="table-column">
      <style:table-column-properties style:column-width="1.37in"/>
    </style:style>
    <style:style style:name="TBL_0_0_10_col_2" style:family="table-column">
      <style:table-column-properties style:column-width="1.37in"/>
    </style:style>
    <style:style style:name="TBL_0_0_10_col_3" style:family="table-column">
      <style:table-column-properties style:column-width="1.37in"/>
    </style:style>
    <style:style style:name="TBL_0_0_10_col_4" style:family="table-column">
      <style:table-column-properties style:column-width="1.37in"/>
    </style:style>
    <style:style style:name="TBL_0_0_10_col_5" style:family="table-column">
      <style:table-column-properties style:column-width="1.37in"/>
    </style:style>
    <style:style style:name="TBL_0_0_10_col_6" style:family="table-column">
      <style:table-column-properties style:column-width="1.37in"/>
    </style:style>
    <style:style style:name="TBL_0_0_10_col_7" style:family="table-column">
      <style:table-column-properties style:column-width="1.37in"/>
    </style:style>
    <style:style style:name="TBL_0_0_10_col_8" style:family="table-column">
      <style:table-column-properties style:column-width="0.06in"/>
    </style:style>
    <style:style style:name="TBL_0_0_10_row_0" style:family="table-row">
      <style:table-row-properties style:use-optimal-row-height="false" style:row-height="0.25in"/>
    </style:style>
    <style:style style:name="C9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TBL_0_0_row_6" style:family="table-row">
      <style:table-row-properties style:use-optimal-row-height="false" style:row-height="0.25in"/>
    </style:style>
    <style:style style:name="C10" style:family="table-cell">
      <style:table-cell-properties fo:wrap-option="wrap" style:shrink-to-fit="false" fo:background-color="#F0EFEF" fo:padding-top="0.0in" fo:padding-left="0.0in" fo:padding-bottom="0.0in" fo:padding-right="0.0in" style:vertical-align="top"/>
      <style:paragraph-properties fo:text-align="start"/>
    </style:style>
    <style:style style:name="TBL_0_0_11" style:family="table">
      <style:table-properties table:align="left" style:width="11.06in"/>
    </style:style>
    <style:style style:name="TBL_0_0_11_col_0" style:family="table-column">
      <style:table-column-properties style:column-width="1.37in"/>
    </style:style>
    <style:style style:name="TBL_0_0_11_col_1" style:family="table-column">
      <style:table-column-properties style:column-width="1.37in"/>
    </style:style>
    <style:style style:name="TBL_0_0_11_col_2" style:family="table-column">
      <style:table-column-properties style:column-width="1.37in"/>
    </style:style>
    <style:style style:name="TBL_0_0_11_col_3" style:family="table-column">
      <style:table-column-properties style:column-width="1.37in"/>
    </style:style>
    <style:style style:name="TBL_0_0_11_col_4" style:family="table-column">
      <style:table-column-properties style:column-width="1.37in"/>
    </style:style>
    <style:style style:name="TBL_0_0_11_col_5" style:family="table-column">
      <style:table-column-properties style:column-width="1.37in"/>
    </style:style>
    <style:style style:name="TBL_0_0_11_col_6" style:family="table-column">
      <style:table-column-properties style:column-width="1.37in"/>
    </style:style>
    <style:style style:name="TBL_0_0_11_col_7" style:family="table-column">
      <style:table-column-properties style:column-width="1.37in"/>
    </style:style>
    <style:style style:name="TBL_0_0_11_col_8" style:family="table-column">
      <style:table-column-properties style:column-width="0.06in"/>
    </style:style>
    <style:style style:name="TBL_0_0_11_row_0" style:family="table-row">
      <style:table-row-properties style:use-optimal-row-height="false" style:row-height="0.25in"/>
    </style:style>
    <style:style style:name="TBL_0_0_row_7" style:family="table-row">
      <style:table-row-properties style:use-optimal-row-height="false" style:row-height="0.25in"/>
    </style:style>
    <style:style style:name="TBL_0_0_12" style:family="table">
      <style:table-properties table:align="left" style:width="11.06in"/>
    </style:style>
    <style:style style:name="TBL_0_0_12_col_0" style:family="table-column">
      <style:table-column-properties style:column-width="1.37in"/>
    </style:style>
    <style:style style:name="TBL_0_0_12_col_1" style:family="table-column">
      <style:table-column-properties style:column-width="1.37in"/>
    </style:style>
    <style:style style:name="TBL_0_0_12_col_2" style:family="table-column">
      <style:table-column-properties style:column-width="1.37in"/>
    </style:style>
    <style:style style:name="TBL_0_0_12_col_3" style:family="table-column">
      <style:table-column-properties style:column-width="1.37in"/>
    </style:style>
    <style:style style:name="TBL_0_0_12_col_4" style:family="table-column">
      <style:table-column-properties style:column-width="1.37in"/>
    </style:style>
    <style:style style:name="TBL_0_0_12_col_5" style:family="table-column">
      <style:table-column-properties style:column-width="1.37in"/>
    </style:style>
    <style:style style:name="TBL_0_0_12_col_6" style:family="table-column">
      <style:table-column-properties style:column-width="1.37in"/>
    </style:style>
    <style:style style:name="TBL_0_0_12_col_7" style:family="table-column">
      <style:table-column-properties style:column-width="1.37in"/>
    </style:style>
    <style:style style:name="TBL_0_0_12_col_8" style:family="table-column">
      <style:table-column-properties style:column-width="0.06in"/>
    </style:style>
    <style:style style:name="TBL_0_0_12_row_0" style:family="table-row">
      <style:table-row-properties style:use-optimal-row-height="false" style:row-height="0.25in"/>
    </style:style>
    <style:style style:name="TBL_0_0_row_8" style:family="table-row">
      <style:table-row-properties style:use-optimal-row-height="false" style:row-height="0.25in"/>
    </style:style>
    <style:style style:name="TBL_0_0_13" style:family="table">
      <style:table-properties table:align="left" style:width="11.06in"/>
    </style:style>
    <style:style style:name="TBL_0_0_13_col_0" style:family="table-column">
      <style:table-column-properties style:column-width="1.37in"/>
    </style:style>
    <style:style style:name="TBL_0_0_13_col_1" style:family="table-column">
      <style:table-column-properties style:column-width="1.37in"/>
    </style:style>
    <style:style style:name="TBL_0_0_13_col_2" style:family="table-column">
      <style:table-column-properties style:column-width="1.37in"/>
    </style:style>
    <style:style style:name="TBL_0_0_13_col_3" style:family="table-column">
      <style:table-column-properties style:column-width="1.37in"/>
    </style:style>
    <style:style style:name="TBL_0_0_13_col_4" style:family="table-column">
      <style:table-column-properties style:column-width="1.37in"/>
    </style:style>
    <style:style style:name="TBL_0_0_13_col_5" style:family="table-column">
      <style:table-column-properties style:column-width="1.37in"/>
    </style:style>
    <style:style style:name="TBL_0_0_13_col_6" style:family="table-column">
      <style:table-column-properties style:column-width="1.37in"/>
    </style:style>
    <style:style style:name="TBL_0_0_13_col_7" style:family="table-column">
      <style:table-column-properties style:column-width="1.37in"/>
    </style:style>
    <style:style style:name="TBL_0_0_13_col_8" style:family="table-column">
      <style:table-column-properties style:column-width="0.06in"/>
    </style:style>
    <style:style style:name="TBL_0_0_13_row_0" style:family="table-row">
      <style:table-row-properties style:use-optimal-row-height="false" style:row-height="0.25in"/>
    </style:style>
    <style:style style:name="TBL_0_0_row_9" style:family="table-row">
      <style:table-row-properties style:use-optimal-row-height="false" style:row-height="0.44in"/>
    </style:style>
    <style:style style:name="TBL_0_0_14" style:family="table">
      <style:table-properties table:align="left" style:width="11.06in"/>
    </style:style>
    <style:style style:name="TBL_0_0_14_col_0" style:family="table-column">
      <style:table-column-properties style:column-width="1.37in"/>
    </style:style>
    <style:style style:name="TBL_0_0_14_col_1" style:family="table-column">
      <style:table-column-properties style:column-width="1.37in"/>
    </style:style>
    <style:style style:name="TBL_0_0_14_col_2" style:family="table-column">
      <style:table-column-properties style:column-width="1.37in"/>
    </style:style>
    <style:style style:name="TBL_0_0_14_col_3" style:family="table-column">
      <style:table-column-properties style:column-width="1.37in"/>
    </style:style>
    <style:style style:name="TBL_0_0_14_col_4" style:family="table-column">
      <style:table-column-properties style:column-width="1.37in"/>
    </style:style>
    <style:style style:name="TBL_0_0_14_col_5" style:family="table-column">
      <style:table-column-properties style:column-width="1.37in"/>
    </style:style>
    <style:style style:name="TBL_0_0_14_col_6" style:family="table-column">
      <style:table-column-properties style:column-width="1.37in"/>
    </style:style>
    <style:style style:name="TBL_0_0_14_col_7" style:family="table-column">
      <style:table-column-properties style:column-width="1.37in"/>
    </style:style>
    <style:style style:name="TBL_0_0_14_col_8" style:family="table-column">
      <style:table-column-properties style:column-width="0.06in"/>
    </style:style>
    <style:style style:name="TBL_0_0_14_row_0" style:family="table-row">
      <style:table-row-properties style:use-optimal-row-height="false" style:row-height="0.25in"/>
    </style:style>
    <style:style style:name="TBL_0_0_14_row_1" style:family="table-row">
      <style:table-row-properties style:use-optimal-row-height="false" style:row-height="0.19in"/>
    </style:style>
    <style:style style:name="TBL_0_0_row_10" style:family="table-row">
      <style:table-row-properties style:use-optimal-row-height="false" style:row-height="4.19in"/>
    </style:style>
    <style:style style:name="TBL_0_0_row_11" style:family="table-row">
      <style:table-row-properties style:use-optimal-row-height="false" style:row-height="0.01in"/>
    </style:style>
    <style:style style:name="G0" style:family="graphic" style:parent-style-name="Graphics">
      <style:graphic-properties draw:fill-color="#FFFFFF" style:horizontal-pos="left" style:horizontal-rel="paragraph" style:vertical-pos="top" style:vertical-rel="paragraph" svg:stroke-color="#999999" draw:stroke="solid" draw:stroke-dash="Dashed" svg:stroke-width="0.006944444444444444in"/>
    </style:style>
    <style:style style:name="TBL_0_0_row_12" style:family="table-row">
      <style:table-row-properties style:use-optimal-row-height="false" style:row-height="0.04in"/>
    </style:style>
    <style:style style:name="TBL_0_0_row_13" style:family="table-row">
      <style:table-row-properties style:use-optimal-row-height="false" style:row-height="0.34in"/>
    </style:style>
    <style:style style:name="C11" style:family="table-cell">
      <style:table-cell-properties fo:wrap-option="wrap" style:shrink-to-fit="false" fo:background-color="#99FF99" fo:padding-top="0.0in" fo:padding-left="0.0in" fo:padding-bottom="0.0in" fo:padding-right="0.0in" style:vertical-align="top"/>
      <style:paragraph-properties fo:text-align="start"/>
    </style:style>
    <style:style style:name="TBL_0_0_16" style:family="table">
      <style:table-properties table:align="left" style:width="11.13in"/>
    </style:style>
    <style:style style:name="TBL_0_0_16_col_0" style:family="table-column">
      <style:table-column-properties style:column-width="0.02in"/>
    </style:style>
    <style:style style:name="TBL_0_0_16_col_1" style:family="table-column">
      <style:table-column-properties style:column-width="2.73in"/>
    </style:style>
    <style:style style:name="TBL_0_0_16_col_2" style:family="table-column">
      <style:table-column-properties style:column-width="5.45in"/>
    </style:style>
    <style:style style:name="TBL_0_0_16_col_3" style:family="table-column">
      <style:table-column-properties style:column-width="1.38in"/>
    </style:style>
    <style:style style:name="TBL_0_0_16_col_4" style:family="table-column">
      <style:table-column-properties style:column-width="0.06in"/>
    </style:style>
    <style:style style:name="TBL_0_0_16_col_5" style:family="table-column">
      <style:table-column-properties style:column-width="1.45in"/>
    </style:style>
    <style:style style:name="TBL_0_0_16_row_0" style:family="table-row">
      <style:table-row-properties style:use-optimal-row-height="false" style:row-height="0.04in"/>
    </style:style>
    <style:style style:name="TBL_0_0_16_row_1" style:family="table-row">
      <style:table-row-properties style:use-optimal-row-height="false" style:row-height="0.27in"/>
    </style:style>
    <style:style style:name="C12" style:family="table-cell">
      <style:table-cell-properties fo:wrap-option="wrap" style:shrink-to-fit="false" fo:padding-top="0.0in" fo:padding-left="0.0in" fo:padding-bottom="0.0in" fo:padding-right="0.0in" style:vertical-align="middle"/>
      <style:paragraph-properties fo:text-align="start"/>
    </style:style>
    <style:style style:name="P4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5" style:family="text">
      <style:text-properties style:font-name="Times New Roman" fo:font-size="10.0pt" style:font-size-asian="10.0pt" style:font-size-complex="10.0pt">
</style:text-properties>
    </style:style>
    <style:style style:name="C13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center"/>
    </style:style>
    <style:style style:name="T6" style:family="text">
      <style:text-properties style:font-name="SansSerif" fo:font-size="12.0pt" style:font-size-asian="12.0pt" style:font-size-complex="12.0pt" fo:font-weight="bold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column table:style-name="TBL_0_0_col_5">
</table:table-column>
        <table:table-column table:style-name="TBL_0_0_col_6">
</table:table-column>
        <table:table-column table:style-name="TBL_0_0_col_7">
</table:table-column>
        <table:table-column table:style-name="TBL_0_0_col_8">
</table:table-column>
        <table:table-column table:style-name="TBL_0_0_col_9">
</table:table-column>
        <table:table-column table:style-name="TBL_0_0_col_10">
</table:table-column>
        <table:table-column table:style-name="TBL_0_0_col_11">
</table:table-column>
        <table:table-column table:style-name="TBL_0_0_col_12">
</table:table-column>
        <table:table-row table:style-name="TBL_0_0_row_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">
          <table:table-cell table:style-name="C0"/>
          <table:table-cell table:style-name="C1" table:number-columns-spanned="11">
            <table:table is-subtable="true" table:name="TBL_0_0_0" table:style-name="TBL_0_0_0">
              <table:table-column table:style-name="TBL_0_0_0_col_0">
</table:table-column>
              <table:table-column table:style-name="TBL_0_0_0_col_1">
</table:table-column>
              <table:table-column table:style-name="TBL_0_0_0_col_2">
</table:table-column>
              <table:table-column table:style-name="TBL_0_0_0_col_3">
</table:table-column>
              <table:table-column table:style-name="TBL_0_0_0_col_4">
</table:table-column>
              <table:table-row table:style-name="TBL_0_0_0_row_0">
                <table:table-cell table:style-name="C2" table:number-rows-spanned="3">
                  <text:p text:style-name="P0"><text:bookmark text:name="JR_PAGE_ANCHOR_0_1"/>
<text:span text:style-name="T0">Transaksi Warga</text:span></text:p>
                </table:table-cell>
                <table:table-cell table:style-name="C0"/>
                <table:table-cell table:style-name="C0"/>
                <table:table-cell table:style-name="C0"/>
                <table:table-cell table:style-name="C0"/>
              </table:table-row>
              <table:table-row table:style-name="TBL_0_0_0_row_1">
                <table:covered-table-cell/>
                <table:table-cell table:style-name="C0"/>
                <table:table-cell table:style-name="C0"/>
                <table:table-cell table:style-name="C3">
                  <text:p text:style-name="P1"><text:span text:style-name="T1">created by fajar</text:span></text:p>
                </table:table-cell>
                <table:table-cell table:style-name="C0"/>
              </table:table-row>
              <table:table-row table:style-name="TBL_0_0_0_row_2">
                <table:covered-table-cell/>
                <table:table-cell table:style-name="C0"/>
                <table:table-cell table:style-name="C4" table:number-columns-spanned="2">
                  <text:p text:style-name="P2"><text:span text:style-name="T2">Komplek Depkes III</text:span></text:p>
                </table:table-cell>
                <table:covered-table-cell/>
                <table:table-cell table:style-name="C0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3">
          <table:table-cell table:style-name="C0"/>
          <table:table-cell table:style-name="C5" table:number-columns-spanned="11">
            <table:table is-subtable="true" table:name="TBL_0_0_1" table:style-name="TBL_0_0_1">
              <table:table-column table:style-name="TBL_0_0_1_col_0">
</table:table-column>
              <table:table-column table:style-name="TBL_0_0_1_col_1">
</table:table-column>
              <table:table-column table:style-name="TBL_0_0_1_col_2">
</table:table-column>
              <table:table-row table:style-name="TBL_0_0_1_row_0">
                <table:table-cell table:style-name="C0"/>
                <table:table-cell table:style-name="C0"/>
                <table:table-cell table:style-name="C0"/>
              </table:table-row>
              <table:table-row table:style-name="TBL_0_0_1_row_1">
                <table:table-cell table:style-name="C0"/>
                <table:table-cell table:style-name="C6">
                  <text:p text:style-name="P2"><text:span text:style-name="T3">Friday 04 December 2020</text:span></text:p>
                </table:table-cell>
                <table:table-cell table:style-name="C0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  <table:table-row table:style-name="TBL_0_0_row_4">
          <table:table-cell table:style-name="C0"/>
          <table:table-cell table:style-name="C7">
            <text:p text:style-name="P3"><text:span text:style-name="T4">Virtual Account</text:span></text:p>
          </table:table-cell>
          <table:table-cell table:style-name="C7">
            <text:p text:style-name="P3"><text:span text:style-name="T4">Nama</text:span></text:p>
          </table:table-cell>
          <table:table-cell table:style-name="C7">
            <text:p text:style-name="P3"><text:span text:style-name="T4">Tanggal Bayar</text:span></text:p>
          </table:table-cell>
          <table:table-cell table:style-name="C7">
            <text:p text:style-name="P3"><text:span text:style-name="T4">Iuaran Bulanan</text:span></text:p>
          </table:table-cell>
          <table:table-cell table:style-name="C7">
            <text:p text:style-name="P3"><text:span text:style-name="T4">Bulan Bayar</text:span></text:p>
          </table:table-cell>
          <table:table-cell table:style-name="C7" table:number-columns-spanned="2">
            <text:p text:style-name="P3"><text:span text:style-name="T4">Kebersihan</text:span></text:p>
          </table:table-cell>
          <table:covered-table-cell/>
          <table:table-cell table:style-name="C7">
            <text:p text:style-name="P3"><text:span text:style-name="T4">Kesehatan</text:span></text:p>
          </table:table-cell>
          <table:table-cell table:style-name="C7">
            <text:p text:style-name="P3"><text:span text:style-name="T4">Total</text:span></text:p>
          </table:table-cell>
          <table:table-cell table:style-name="C0"/>
          <table:table-cell table:style-name="C0"/>
          <table:table-cell table:style-name="C0"/>
        </table:table-row>
        <table:table-row table:style-name="TBL_0_0_row_5">
          <table:table-cell table:style-name="C0"/>
          <table:table-cell table:style-name="C8" table:number-columns-spanned="10">
            <table:table is-subtable="true" table:name="TBL_0_0_10" table:style-name="TBL_0_0_10">
              <table:table-column table:style-name="TBL_0_0_10_col_0">
</table:table-column>
              <table:table-column table:style-name="TBL_0_0_10_col_1">
</table:table-column>
              <table:table-column table:style-name="TBL_0_0_10_col_2">
</table:table-column>
              <table:table-column table:style-name="TBL_0_0_10_col_3">
</table:table-column>
              <table:table-column table:style-name="TBL_0_0_10_col_4">
</table:table-column>
              <table:table-column table:style-name="TBL_0_0_10_col_5">
</table:table-column>
              <table:table-column table:style-name="TBL_0_0_10_col_6">
</table:table-column>
              <table:table-column table:style-name="TBL_0_0_10_col_7">
</table:table-column>
              <table:table-column table:style-name="TBL_0_0_10_col_8">
</table:table-column>
              <table:table-row table:style-name="TBL_0_0_10_row_0">
                <table:table-cell table:style-name="C9">
                  <text:p text:style-name="P1"><text:span text:style-name="T4">1231234</text:span></text:p>
                </table:table-cell>
                <table:table-cell table:style-name="C9">
                  <text:p text:style-name="P1"><text:span text:style-name="T4">Budi</text:span></text:p>
                </table:table-cell>
                <table:table-cell table:style-name="C9">
                  <text:p text:style-name="P1"><text:span text:style-name="T4">2020-08-13</text:span></text:p>
                </table:table-cell>
                <table:table-cell table:style-name="C6">
                  <text:p text:style-name="P2"><text:span text:style-name="T4">200,000</text:span></text:p>
                </table:table-cell>
                <table:table-cell table:style-name="C6">
                  <text:p text:style-name="P2"><text:span text:style-name="T4">2</text:span></text:p>
                </table:table-cell>
                <table:table-cell table:style-name="C6">
                  <text:p text:style-name="P2"><text:span text:style-name="T4">50,000</text:span></text:p>
                </table:table-cell>
                <table:table-cell table:style-name="C6">
                  <text:p text:style-name="P2"><text:span text:style-name="T4">50,000</text:span></text:p>
                </table:table-cell>
                <table:table-cell table:style-name="C6">
                  <text:p text:style-name="P2"><text:span text:style-name="T4">300,000</text:span></text:p>
                </table:table-cell>
                <table:table-cell table:style-name="C0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6">
          <table:table-cell table:style-name="C0"/>
          <table:table-cell table:style-name="C10" table:number-columns-spanned="10">
            <table:table is-subtable="true" table:name="TBL_0_0_11" table:style-name="TBL_0_0_11">
              <table:table-column table:style-name="TBL_0_0_11_col_0">
</table:table-column>
              <table:table-column table:style-name="TBL_0_0_11_col_1">
</table:table-column>
              <table:table-column table:style-name="TBL_0_0_11_col_2">
</table:table-column>
              <table:table-column table:style-name="TBL_0_0_11_col_3">
</table:table-column>
              <table:table-column table:style-name="TBL_0_0_11_col_4">
</table:table-column>
              <table:table-column table:style-name="TBL_0_0_11_col_5">
</table:table-column>
              <table:table-column table:style-name="TBL_0_0_11_col_6">
</table:table-column>
              <table:table-column table:style-name="TBL_0_0_11_col_7">
</table:table-column>
              <table:table-column table:style-name="TBL_0_0_11_col_8">
</table:table-column>
              <table:table-row table:style-name="TBL_0_0_11_row_0">
                <table:table-cell table:style-name="C9">
                  <text:p text:style-name="P1"><text:span text:style-name="T4">64758329</text:span></text:p>
                </table:table-cell>
                <table:table-cell table:style-name="C9">
                  <text:p text:style-name="P1"><text:span text:style-name="T4">Djoko</text:span></text:p>
                </table:table-cell>
                <table:table-cell table:style-name="C9">
                  <text:p text:style-name="P1"><text:span text:style-name="T4">2020-08-13</text:span></text:p>
                </table:table-cell>
                <table:table-cell table:style-name="C6">
                  <text:p text:style-name="P2"><text:span text:style-name="T4">300,000</text:span></text:p>
                </table:table-cell>
                <table:table-cell table:style-name="C6">
                  <text:p text:style-name="P2"><text:span text:style-name="T4">3</text:span></text:p>
                </table:table-cell>
                <table:table-cell table:style-name="C6">
                  <text:p text:style-name="P2"><text:span text:style-name="T4">70,000</text:span></text:p>
                </table:table-cell>
                <table:table-cell table:style-name="C6">
                  <text:p text:style-name="P2"><text:span text:style-name="T4">50,000</text:span></text:p>
                </table:table-cell>
                <table:table-cell table:style-name="C6">
                  <text:p text:style-name="P2"><text:span text:style-name="T4">420,000</text:span></text:p>
                </table:table-cell>
                <table:table-cell table:style-name="C0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7">
          <table:table-cell table:style-name="C0"/>
          <table:table-cell table:style-name="C8" table:number-columns-spanned="10">
            <table:table is-subtable="true" table:name="TBL_0_0_12" table:style-name="TBL_0_0_12">
              <table:table-column table:style-name="TBL_0_0_12_col_0">
</table:table-column>
              <table:table-column table:style-name="TBL_0_0_12_col_1">
</table:table-column>
              <table:table-column table:style-name="TBL_0_0_12_col_2">
</table:table-column>
              <table:table-column table:style-name="TBL_0_0_12_col_3">
</table:table-column>
              <table:table-column table:style-name="TBL_0_0_12_col_4">
</table:table-column>
              <table:table-column table:style-name="TBL_0_0_12_col_5">
</table:table-column>
              <table:table-column table:style-name="TBL_0_0_12_col_6">
</table:table-column>
              <table:table-column table:style-name="TBL_0_0_12_col_7">
</table:table-column>
              <table:table-column table:style-name="TBL_0_0_12_col_8">
</table:table-column>
              <table:table-row table:style-name="TBL_0_0_12_row_0">
                <table:table-cell table:style-name="C9">
                  <text:p text:style-name="P1"><text:span text:style-name="T4">1234567890</text:span></text:p>
                </table:table-cell>
                <table:table-cell table:style-name="C9">
                  <text:p text:style-name="P1"><text:span text:style-name="T4">Fajar Eri</text:span></text:p>
                </table:table-cell>
                <table:table-cell table:style-name="C9">
                  <text:p text:style-name="P1"><text:span text:style-name="T4">2020-08-13</text:span></text:p>
                </table:table-cell>
                <table:table-cell table:style-name="C6">
                  <text:p text:style-name="P2"><text:span text:style-name="T4">1,400,000</text:span></text:p>
                </table:table-cell>
                <table:table-cell table:style-name="C6">
                  <text:p text:style-name="P2"><text:span text:style-name="T4">14</text:span></text:p>
                </table:table-cell>
                <table:table-cell table:style-name="C6">
                  <text:p text:style-name="P2"><text:span text:style-name="T4">50,000</text:span></text:p>
                </table:table-cell>
                <table:table-cell table:style-name="C6">
                  <text:p text:style-name="P2"><text:span text:style-name="T4">50,000</text:span></text:p>
                </table:table-cell>
                <table:table-cell table:style-name="C6">
                  <text:p text:style-name="P2"><text:span text:style-name="T4">1,500,000</text:span></text:p>
                </table:table-cell>
                <table:table-cell table:style-name="C0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8">
          <table:table-cell table:style-name="C0"/>
          <table:table-cell table:style-name="C10" table:number-columns-spanned="10">
            <table:table is-subtable="true" table:name="TBL_0_0_13" table:style-name="TBL_0_0_13">
              <table:table-column table:style-name="TBL_0_0_13_col_0">
</table:table-column>
              <table:table-column table:style-name="TBL_0_0_13_col_1">
</table:table-column>
              <table:table-column table:style-name="TBL_0_0_13_col_2">
</table:table-column>
              <table:table-column table:style-name="TBL_0_0_13_col_3">
</table:table-column>
              <table:table-column table:style-name="TBL_0_0_13_col_4">
</table:table-column>
              <table:table-column table:style-name="TBL_0_0_13_col_5">
</table:table-column>
              <table:table-column table:style-name="TBL_0_0_13_col_6">
</table:table-column>
              <table:table-column table:style-name="TBL_0_0_13_col_7">
</table:table-column>
              <table:table-column table:style-name="TBL_0_0_13_col_8">
</table:table-column>
              <table:table-row table:style-name="TBL_0_0_13_row_0">
                <table:table-cell table:style-name="C9">
                  <text:p text:style-name="P1"><text:span text:style-name="T4">999854738210</text:span></text:p>
                </table:table-cell>
                <table:table-cell table:style-name="C9">
                  <text:p text:style-name="P1"><text:span text:style-name="T4">Irianto</text:span></text:p>
                </table:table-cell>
                <table:table-cell table:style-name="C9">
                  <text:p text:style-name="P1"><text:span text:style-name="T4">2020-08-18</text:span></text:p>
                </table:table-cell>
                <table:table-cell table:style-name="C6">
                  <text:p text:style-name="P2"><text:span text:style-name="T4">200,000</text:span></text:p>
                </table:table-cell>
                <table:table-cell table:style-name="C6">
                  <text:p text:style-name="P2"><text:span text:style-name="T4">2</text:span></text:p>
                </table:table-cell>
                <table:table-cell table:style-name="C6">
                  <text:p text:style-name="P2"><text:span text:style-name="T4">50,000</text:span></text:p>
                </table:table-cell>
                <table:table-cell table:style-name="C6">
                  <text:p text:style-name="P2"><text:span text:style-name="T4">50,000</text:span></text:p>
                </table:table-cell>
                <table:table-cell table:style-name="C6">
                  <text:p text:style-name="P2"><text:span text:style-name="T4">300,000</text:span></text:p>
                </table:table-cell>
                <table:table-cell table:style-name="C0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9">
          <table:table-cell table:style-name="C0"/>
          <table:table-cell table:style-name="C8" table:number-columns-spanned="10">
            <table:table is-subtable="true" table:name="TBL_0_0_14" table:style-name="TBL_0_0_14">
              <table:table-column table:style-name="TBL_0_0_14_col_0">
</table:table-column>
              <table:table-column table:style-name="TBL_0_0_14_col_1">
</table:table-column>
              <table:table-column table:style-name="TBL_0_0_14_col_2">
</table:table-column>
              <table:table-column table:style-name="TBL_0_0_14_col_3">
</table:table-column>
              <table:table-column table:style-name="TBL_0_0_14_col_4">
</table:table-column>
              <table:table-column table:style-name="TBL_0_0_14_col_5">
</table:table-column>
              <table:table-column table:style-name="TBL_0_0_14_col_6">
</table:table-column>
              <table:table-column table:style-name="TBL_0_0_14_col_7">
</table:table-column>
              <table:table-column table:style-name="TBL_0_0_14_col_8">
</table:table-column>
              <table:table-row table:style-name="TBL_0_0_14_row_0">
                <table:table-cell table:style-name="C9" table:number-rows-spanned="2">
                  <text:p text:style-name="P1"><text:span text:style-name="T4">3275081007090005</text:span></text:p>
                </table:table-cell>
                <table:table-cell table:style-name="C9">
                  <text:p text:style-name="P1"><text:span text:style-name="T4">Suratno</text:span></text:p>
                </table:table-cell>
                <table:table-cell table:style-name="C9">
                  <text:p text:style-name="P1"><text:span text:style-name="T4">2020-08-14</text:span></text:p>
                </table:table-cell>
                <table:table-cell table:style-name="C6">
                  <text:p text:style-name="P2"><text:span text:style-name="T4">200,000</text:span></text:p>
                </table:table-cell>
                <table:table-cell table:style-name="C6">
                  <text:p text:style-name="P2"><text:span text:style-name="T4">2</text:span></text:p>
                </table:table-cell>
                <table:table-cell table:style-name="C6">
                  <text:p text:style-name="P2"><text:span text:style-name="T4">50,000</text:span></text:p>
                </table:table-cell>
                <table:table-cell table:style-name="C6">
                  <text:p text:style-name="P2"><text:span text:style-name="T4">50,000</text:span></text:p>
                </table:table-cell>
                <table:table-cell table:style-name="C6">
                  <text:p text:style-name="P2"><text:span text:style-name="T4">300,000</text:span></text:p>
                </table:table-cell>
                <table:table-cell table:style-name="C0"/>
              </table:table-row>
              <table:table-row table:style-name="TBL_0_0_14_row_1">
                <table:covered-table-cell/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</table:table-row>
        <table:table-row table:style-name="TBL_0_0_row_10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1">
          <table:table-cell table:style-name="C0"/>
          <table:table-cell table:number-columns-spanned="6">
            <text:p><draw:line text:anchor-type="paragraph" draw:style-name="G0" svg:x1="0.0in" svg:y1="0.0in" svg:x2="7.69in" svg:y2="0.0in"><text:p/></draw:line></text:p>
          </table:table-cell>
          <table:covered-table-cell/>
          <table:covered-table-cell/>
          <table:covered-table-cell/>
          <table:covered-table-cell/>
          <table:covered-table-cell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2"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  <table:table-cell table:style-name="C0"/>
        </table:table-row>
        <table:table-row table:style-name="TBL_0_0_row_13">
          <table:table-cell table:style-name="C0"/>
          <table:table-cell table:style-name="C11" table:number-columns-spanned="11">
            <table:table is-subtable="true" table:name="TBL_0_0_16" table:style-name="TBL_0_0_16">
              <table:table-column table:style-name="TBL_0_0_16_col_0">
</table:table-column>
              <table:table-column table:style-name="TBL_0_0_16_col_1">
</table:table-column>
              <table:table-column table:style-name="TBL_0_0_16_col_2">
</table:table-column>
              <table:table-column table:style-name="TBL_0_0_16_col_3">
</table:table-column>
              <table:table-column table:style-name="TBL_0_0_16_col_4">
</table:table-column>
              <table:table-column table:style-name="TBL_0_0_16_col_5">
</table:table-column>
              <table:table-row table:style-name="TBL_0_0_16_row_0"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  <table:table-cell table:style-name="C0"/>
              </table:table-row>
              <table:table-row table:style-name="TBL_0_0_16_row_1">
                <table:table-cell table:style-name="C0"/>
                <table:table-cell table:style-name="C12">
                  <text:p text:style-name="P4"><text:span text:style-name="T5">Friday 04 December 2020</text:span></text:p>
                </table:table-cell>
                <table:table-cell table:style-name="C0"/>
                <table:table-cell table:style-name="C13">
                  <text:p text:style-name="P3"><text:span text:style-name="T6">Subtotal</text:span></text:p>
                </table:table-cell>
                <table:table-cell table:style-name="C0"/>
                <table:table-cell table:style-name="C6">
                  <text:p text:style-name="P2"><text:span text:style-name="T6">2,820,000</text:span>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11.69in" fo:page-height="8.26in" fo:margin-top="0in" fo:margin-bottom="0in" fo:margin-left="0in" fo:margin-right="0in" style:print-orientation="landscape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